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re Baskerville" svg:font-family="'Libre Baskerville', serif"/>
    <style:font-face style:name="Mangal1" svg:font-family="Mangal"/>
    <style:font-face style:name="OpenSymbol" svg:font-family="OpenSymbol"/>
    <style:font-face style:name="Roboto" svg:font-family="Roboto, sans-serif"/>
    <style:font-face style:name="q serif1" svg:font-family="'q serif', Georgia, Times, 'Times New Roman', 'Hiragino Kaku Gothic Pro', Meiryo, serif"/>
    <style:font-face style:name="Libre Baskerville1" svg:font-family="'Libre Baskerville', serif" style:font-family-generic="roman"/>
    <style:font-face style:name="q serif" svg:font-family="'q serif', Georgia, Times, 'Times New Roman', 'Hiragino Kaku Gothic Pro', Meiryo, serif"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q serif" fo:font-size="22pt" fo:font-weight="bold" style:font-size-asian="22pt" style:font-weight-asian="bold" style:font-size-complex="22pt" style:font-weight-complex="bold"/>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q serif" fo:font-size="11pt" fo:letter-spacing="normal" fo:font-style="normal" fo:font-weight="normal" style:font-size-asian="11pt" style:font-size-complex="11pt"/>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q serif" fo:font-size="11pt" fo:letter-spacing="normal" fo:font-style="normal" fo:font-weight="normal" style:font-size-asian="11pt" style:font-size-complex="11pt"/>
    </style:style>
    <style:style style:name="P5"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000000" style:font-name="q serif" fo:font-size="10.5pt" fo:letter-spacing="normal" fo:font-style="normal" fo:font-weight="normal"/>
    </style:style>
    <style:style style:name="P6"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1c1c1c" style:font-name="q serif" fo:font-size="11pt" fo:letter-spacing="normal" fo:font-style="normal" fo:font-weight="normal" style:font-size-asian="11pt" style:font-size-complex="11pt"/>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1c1c1c" style:font-name="q serif" fo:font-size="11pt" fo:letter-spacing="normal" fo:font-style="normal" fo:font-weight="normal" style:font-size-asian="11pt" style:font-size-complex="11pt"/>
    </style:style>
    <style:style style:name="P8"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003366" style:font-name="Libre Baskerville1" fo:font-size="11pt" fo:letter-spacing="normal" fo:font-style="normal" fo:font-weight="bold" style:font-size-asian="11pt" style:font-size-complex="11pt"/>
    </style:style>
    <style:style style:name="P9" style:family="paragraph" style:parent-style-name="Text_20_body">
      <style:paragraph-properties fo:margin-left="0cm" fo:margin-right="0cm" fo:margin-top="0cm" fo:margin-bottom="0cm" style:line-height-at-least="0.582cm" fo:text-align="center" style:justify-single-word="false" fo:orphans="2" fo:widows="2" fo:text-indent="0cm" style:auto-text-indent="false" fo:padding="0cm" fo:border="none"/>
      <style:text-properties fo:font-variant="normal" fo:text-transform="none" fo:color="#003366" style:font-name="Libre Baskerville1" fo:font-size="22pt" fo:letter-spacing="normal" fo:font-style="normal" fo:font-weight="bold" style:font-size-asian="22pt" style:font-size-complex="22pt"/>
    </style:style>
    <style:style style:name="P10"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style>
    <style:style style:name="P11" style:family="paragraph" style:parent-style-name="Text_20_body">
      <style:paragraph-properties fo:margin-left="0cm" fo:margin-right="0cm" fo:margin-top="0cm" fo:margin-bottom="0cm" style:line-height-at-least="0.582cm"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color="#1c1c1c" fo:font-size="11pt" fo:font-weight="bold" style:font-size-asian="11pt" style:font-weight-asian="bold" style:font-size-complex="11pt" style:font-weight-complex="bold"/>
    </style:style>
    <style:style style:name="P14"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color="#1c1c1c" style:font-name="q serif" fo:font-size="11pt" fo:font-weight="normal" style:font-size-asian="11pt" style:font-weight-asian="normal" style:font-size-complex="11pt" style:font-weight-complex="normal"/>
    </style:style>
    <style:style style:name="P1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color="#1c1c1c" style:font-name="q serif" fo:font-size="12pt" style:font-size-asian="12pt" style:font-size-complex="12pt"/>
    </style:style>
    <style:style style:name="P16"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size="14pt" fo:font-weight="bold" style:font-size-asian="14pt" style:font-weight-asian="bold" style:font-size-complex="14pt" style:font-weight-complex="bold"/>
    </style:style>
    <style:style style:name="P17" style:family="paragraph" style:parent-style-name="Heading_20_3">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003366" style:font-name="q serif" fo:font-size="13pt" fo:letter-spacing="normal" fo:font-style="normal" fo:font-weight="bold" style:font-size-asian="13pt" style:font-size-complex="13pt"/>
    </style:style>
    <style:style style:name="P18" style:family="paragraph" style:parent-style-name="Heading_20_1">
      <style:paragraph-properties fo:margin-left="0cm" fo:margin-right="0cm" fo:margin-top="0cm" fo:margin-bottom="0cm" style:line-height-at-least="0.794cm" fo:text-align="center" style:justify-single-word="false" fo:orphans="2" fo:widows="2" fo:text-indent="0cm" style:auto-text-indent="false" fo:padding="0cm" fo:border="none"/>
      <style:text-properties fo:font-variant="normal" fo:text-transform="none" fo:color="#222222" style:font-name="Libre Baskerville1" fo:font-size="22pt" fo:letter-spacing="normal" fo:font-style="normal" fo:font-weight="bold" style:font-size-asian="22pt" style:font-size-complex="22pt"/>
    </style:style>
    <style:style style:name="P19" style:family="paragraph" style:parent-style-name="Heading_20_3">
      <style:paragraph-properties fo:margin-left="0cm" fo:margin-right="0cm" style:line-height-at-least="0.556cm" fo:orphans="2" fo:widows="2" fo:text-indent="0cm" style:auto-text-indent="false"/>
      <style:text-properties fo:font-variant="normal" fo:text-transform="none" fo:color="#003366" style:font-name="q serif" fo:font-size="13pt" fo:letter-spacing="normal" fo:font-style="normal" fo:font-weight="bold" style:font-size-asian="13pt" style:font-size-complex="13pt"/>
    </style:style>
    <style:style style:name="P20" style:family="paragraph" style:parent-style-name="Standard">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555555" style:font-name="Roboto" fo:letter-spacing="0.053cm" fo:font-style="normal" fo:font-weight="normal"/>
    </style:style>
    <style:style style:name="P21"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000000" style:font-name="q serif" fo:font-size="10.5pt" fo:letter-spacing="normal" fo:font-style="normal" fo:font-weight="normal"/>
    </style:style>
    <style:style style:name="P22"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q serif" fo:font-size="11pt" fo:letter-spacing="normal" fo:font-style="normal" fo:font-weight="normal" style:font-size-asian="11pt" style:font-size-complex="11pt"/>
    </style:style>
    <style:style style:name="P23"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00000" style:font-name="q serif" fo:font-size="11pt" fo:letter-spacing="normal" fo:font-style="normal" fo:font-weight="normal" style:font-size-asian="11pt" style:font-size-complex="11pt"/>
    </style:style>
    <style:style style:name="P24"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font-name="q serif" fo:font-size="11pt" fo:letter-spacing="normal" fo:font-style="normal" fo:font-weight="normal" style:font-size-asian="11pt" style:font-size-complex="11pt"/>
    </style:style>
    <style:style style:name="P25"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q serif" fo:font-size="11pt" fo:letter-spacing="normal" fo:font-style="normal" fo:font-weight="normal" style:font-size-asian="11pt" style:font-size-complex="11pt"/>
    </style:style>
    <style:style style:name="P26"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000000" style:font-name="q serif" fo:font-size="11pt" fo:letter-spacing="normal" fo:font-style="normal" fo:font-weight="normal" style:font-size-asian="11pt" style:font-size-complex="11pt"/>
    </style:style>
    <style:style style:name="P27"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000000" style:font-name="Libre Baskerville" fo:font-size="10.5pt" fo:letter-spacing="normal" fo:font-style="normal" fo:font-weight="normal"/>
    </style:style>
    <style:style style:name="P28"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000000" style:font-name="Libre Baskerville" fo:font-size="22pt" fo:letter-spacing="normal" fo:font-style="normal" fo:font-weight="bold" style:font-size-asian="22pt" style:font-weight-asian="bold" style:font-size-complex="22pt" style:font-weight-complex="bold"/>
    </style:style>
    <style:style style:name="P29" style:family="paragraph" style:parent-style-name="Text_20_body">
      <style:paragraph-properties fo:margin-left="0cm" fo:margin-right="0cm" fo:margin-top="0cm" fo:margin-bottom="0cm" style:line-height-at-least="0.582cm" fo:text-align="center" style:justify-single-word="false" fo:orphans="2" fo:widows="2" fo:text-indent="0cm" style:auto-text-indent="false" fo:padding="0cm" fo:border="none"/>
      <style:text-properties fo:font-variant="normal" fo:text-transform="none" fo:color="#000000" style:font-name="Libre Baskerville" fo:font-size="22pt" fo:letter-spacing="normal" fo:font-style="normal" fo:font-weight="bold" style:font-size-asian="22pt" style:font-weight-asian="bold" style:font-size-complex="22pt" style:font-weight-complex="bold"/>
    </style:style>
    <style:style style:name="P30"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000000" style:font-name="Libre Baskerville1" fo:font-size="11pt" fo:letter-spacing="normal" fo:font-style="normal" fo:font-weight="normal" style:font-size-asian="11pt" style:font-size-complex="11pt"/>
    </style:style>
    <style:style style:name="P31"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1c1c1c" style:font-name="q serif" fo:font-size="11pt" fo:letter-spacing="normal" fo:font-style="normal" fo:font-weight="normal" style:font-size-asian="11pt" style:font-size-complex="11pt"/>
    </style:style>
    <style:style style:name="P32" style:family="paragraph" style:parent-style-name="Text_20_body" style:list-style-name="L1">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1c1c1c" style:font-name="q serif" fo:font-size="13pt" fo:letter-spacing="normal" fo:font-style="normal" fo:font-weight="bold" style:font-size-asian="13pt" style:font-weight-asian="bold" style:font-size-complex="13pt" style:font-weight-complex="bold"/>
    </style:style>
    <style:style style:name="P33" style:family="paragraph" style:parent-style-name="Text_20_body" style:list-style-name="L2">
      <style:paragraph-properties fo:margin-top="0cm" fo:margin-bottom="0cm" fo:orphans="2" fo:widows="2" fo:padding="0cm" fo:border="none"/>
      <style:text-properties fo:font-variant="normal" fo:text-transform="none" fo:color="#000000" style:font-name="q serif" fo:font-size="11pt" fo:letter-spacing="normal" fo:font-style="normal" fo:font-weight="normal" style:font-size-asian="11pt" style:font-size-complex="11pt"/>
    </style:style>
    <style:style style:name="P34" style:family="paragraph" style:parent-style-name="Text_20_body" style:list-style-name="L3">
      <style:paragraph-properties fo:margin-top="0cm" fo:margin-bottom="0cm" fo:orphans="2" fo:widows="2" fo:padding="0cm" fo:border="none"/>
      <style:text-properties fo:font-variant="normal" fo:text-transform="none" fo:color="#000000" style:font-name="q serif" fo:font-size="11pt" fo:letter-spacing="normal" fo:font-style="normal" fo:font-weight="normal" style:font-size-asian="11pt" style:font-size-complex="11pt"/>
    </style:style>
    <style:style style:name="P35" style:family="paragraph" style:parent-style-name="Text_20_body" style:list-style-name="L4">
      <style:paragraph-properties fo:margin-top="0cm" fo:margin-bottom="0cm" fo:orphans="2" fo:widows="2" fo:padding="0cm" fo:border="none"/>
      <style:text-properties fo:font-variant="normal" fo:text-transform="none" fo:color="#000000" style:font-name="q serif" fo:font-size="11pt" fo:letter-spacing="normal" fo:font-style="normal" fo:font-weight="normal" style:font-size-asian="11pt" style:font-size-complex="11pt"/>
    </style:style>
    <style:style style:name="P36" style:family="paragraph" style:parent-style-name="Text_20_body" style:list-style-name="L3">
      <style:paragraph-properties fo:margin-top="0cm" fo:margin-bottom="0cm" fo:text-align="justify" style:justify-single-word="false" fo:orphans="2" fo:widows="2" fo:padding="0cm" fo:border="none"/>
      <style:text-properties fo:font-variant="normal" fo:text-transform="none" fo:color="#000000" style:font-name="q serif" fo:font-size="11pt" fo:letter-spacing="normal" fo:font-style="normal" fo:font-weight="normal" style:font-size-asian="11pt" style:font-size-complex="11pt"/>
    </style:style>
    <style:style style:name="T1" style:family="text">
      <style:text-properties fo:font-weight="bold"/>
    </style:style>
    <style:style style:name="T2" style:family="text">
      <style:text-properties fo:font-variant="normal" fo:text-transform="none" fo:color="#000000" style:font-name="q serif" fo:font-size="11pt" fo:letter-spacing="normal" fo:font-style="normal" fo:font-weight="normal" style:font-size-asian="11pt" style:font-size-complex="11pt"/>
    </style:style>
    <style:style style:name="T3" style:family="text">
      <style:text-properties fo:font-variant="normal" fo:text-transform="none" fo:color="#000000" style:font-name="q serif" fo:font-size="11pt" fo:letter-spacing="normal" fo:font-style="normal" fo:font-weight="normal" style:font-size-asian="11pt" style:font-weight-asian="normal" style:font-size-complex="11pt" style:font-weight-complex="normal"/>
    </style:style>
    <style:style style:name="T4" style:family="text">
      <style:text-properties fo:font-variant="normal" fo:text-transform="none" fo:color="#000000" style:font-name="q serif" fo:font-size="11pt" fo:letter-spacing="normal" fo:font-style="normal" fo:font-weight="bold" style:font-size-asian="11pt" style:font-size-complex="11pt"/>
    </style:style>
    <style:style style:name="T5" style:family="text">
      <style:text-properties fo:font-variant="normal" fo:text-transform="none" fo:color="#1c1c1c" style:font-name="q serif" fo:font-size="11pt" fo:letter-spacing="normal" fo:font-style="normal" fo:font-weight="normal" style:font-size-asian="11pt" style:font-size-complex="11pt"/>
    </style:style>
    <style:style style:name="T6" style:family="text">
      <style:text-properties fo:font-variant="normal" fo:text-transform="none" fo:color="#1c1c1c" style:font-name="q serif" fo:font-size="11pt" fo:letter-spacing="normal" fo:font-style="normal" fo:font-weight="bold" style:font-size-asian="11pt" style:font-size-complex="11pt"/>
    </style:style>
    <style:style style:name="T7" style:family="text">
      <style:text-properties fo:font-variant="normal" fo:text-transform="none" style:font-name="q serif1" fo:letter-spacing="normal" fo:font-style="normal" fo:font-weight="normal"/>
    </style:style>
    <style:style style:name="T8" style:family="text">
      <style:text-properties fo:font-variant="normal" fo:text-transform="none" fo:letter-spacing="normal" fo:font-style="normal" fo:font-weight="normal"/>
    </style:style>
    <style:style style:name="T9"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What we do:</text:p>
      <text:p text:style-name="P2"/>
      <text:p text:style-name="P5"><text:span text:style-name="T1">Myneni's IT Solutions was established in 2014 Promoting Directors. Our Director's </text:span>diverse background and proven management experience along with the team built since, all contribute to Myneni's IT Solutions core strengths. Myneni’s IT Solutions is one of the growing IT services companies. Myneni’s IT Solutions is providing IT solution with deep focus on technology and customer oriented mechanism. Myneni’ s IT Solutions has been provided the solution to varies business companies. Myneni’s IT Solutions is basically focused on new technologies which is best for the customer.</text:p>
      <text:p text:style-name="P5">Myneni's IT Solutions also works directly with companies, institutions and organizations that are seeking more efficient ways to accomplish their sourcing, recruiting, and hiring requirements. Our flexibility to work both on-site and remotely with companies of all sizes, from publicly traded Fortune 500 companies, Government agencies and privately funded start-ups has landed Myneni's IT Solutions on the Inc 500 list of fastest growing companies.</text:p>
      <text:p text:style-name="P5">We have the team of the expert who has the sufficient knowledge to understand your requirements and fulfill them which best possible solution. We have the mastering to provide the cost effective , User friendly &amp; Customer oriented solution.</text:p>
      <text:p text:style-name="P5">Myneni's IT Solutions has excelled with its customers in helping them meet mission and business objectives. This continued vision propelled Myneni's IT Solutions to design and develop the first Enterprise Issue Management System (Point Insight), uniquely built to address current and emerging issues in large organizations.</text:p>
      <text:p text:style-name="P5">Our major driving forces include the Quality and Support we provide. We have been providing the full spectrum of information Technology Services , Including Business Process Automation , Software Development , Web sites, Server &amp; Network Development, IT Security, Open Source Solution, Web/Mail/Database Solution, Software development /IT Security Training, IT security Audits and Virtualization Solution.</text:p>
      <text:p text:style-name="P5"/>
      <text:p text:style-name="P5">We provided classroom training on Back-End (JAVA, .NET, <text:s/>PHP) and Front-End (Html, Css, Bootstrap, Javascript, Jquery, Angularjs, Angular2). </text:p>
      <text:p text:style-name="P5">We have the best faculty to train professionals for improving their technology skills to day to day needs with excellent lab Infastructure along with detailed course material. Instructors teach students in a classroom which includes demonstrations &amp; hands-on lab sessions.</text:p>
      <text:p text:style-name="P27"/>
      <text:p text:style-name="P27"/>
      <text:p text:style-name="P27"/>
      <text:p text:style-name="P27"/>
      <text:p text:style-name="P27"/>
      <text:p text:style-name="P27"/>
      <text:p text:style-name="P27"/>
      <text:p text:style-name="P27"><text:soft-page-break/></text:p>
      <text:p text:style-name="P28"/>
      <text:p text:style-name="P29"/>
      <text:p text:style-name="P29"/>
      <text:p text:style-name="P29"/>
      <text:p text:style-name="P29">Benifits to the students:</text:p>
      <text:p text:style-name="P11"/>
      <text:p text:style-name="P6">Myneni's It Solution's fairly opts for instructor-led classroom training, where every trainer is trained before he interacts for with the students to be a mentor in building the industrial skills and professional attitude what exactly the industry demands. All our trainers associate as a team in training and building the various skills, hence the students never feel the difference when they are moving between various technologies in their training path.</text:p>
      <text:p text:style-name="P6"/>
      <text:p text:style-name="P7">We believe that “<text:span text:style-name="T1">The classroom is the first step where the students begins his journey towards the industry”</text:span>. </text:p>
      <text:p text:style-name="P7"/>
      <text:p text:style-name="P7">As a team we make the students realize the challenging trends that are up-coming in the fields of the software industry, every student is transformed from the basics to the advanced implementations in the product and application development.</text:p>
      <text:p text:style-name="P7"/>
      <text:p text:style-name="P7">We define best Training as an ongoing journey towards Training Service excellence. It challenges us to consistently reset the high bar of our performance levels to meet or exceed the expectations of an ever-more-competitive marketplace.</text:p>
      <text:p text:style-name="P7"><text:s/>It is a combination of everything we do to create a better student relationship and make it successful.</text:p>
      <text:p text:style-name="P12"><text:span text:style-name="T5">We measure the success of our commitment through </text:span><text:span text:style-name="Strong_20_Emphasis"><text:span text:style-name="T6">student satisfaction scores </text:span></text:span><text:span text:style-name="T5">and student retention rates. Those two key metrics have reflected how well we serve our Students.</text:span></text:p>
      <text:p text:style-name="P7"/>
      <text:p text:style-name="P15"><text:span text:style-name="T8">What differentiates Myneni's It Solutions Pvt Ltd from the competition</text:span><text:span text:style-name="T8">?</text:span></text:p>
      <text:list xml:id="list5036294550219611702" text:style-name="L1">
        <text:list-item>
          <text:p text:style-name="P32">We dont just teach.We inspire and educate.</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text:soft-page-break/></text:p>
      <text:p text:style-name="P9"/>
      <text:p text:style-name="P9">About Real Time Project:</text:p>
      <text:p text:style-name="P9"/>
      <text:p text:style-name="P4"><text:s/>We offer real time projects training in ASP.NET ,PHP, JAVA, UI. We expose our students to the live environment by providing them the required training and allowing them to work with our team of experts which makes them an experienced professional. We also provide 100% placement assistance to our students.</text:p>
      <text:p text:style-name="P4"/>
      <text:p text:style-name="P4">The primary objective of this is to act as a catalyst for the growth of the fresher software people driven IT Industry in World, facilitate trade and business in software and service, encouragement and advancement of research, propagation of education and employment. The purpose of this is to make better proficiency of the candidate. </text:p>
      <text:h text:style-name="P19" text:outline-level="3">Advantages</text:h>
      <text:list xml:id="list5844285710066341733" text:style-name="L2">
        <text:list-item>
          <text:p text:style-name="P23">We bring you the opportunity to work on live projects with real time scenarios</text:p>
        </text:list-item>
        <text:list-item>
          <text:p text:style-name="P33">Discover the most effective training</text:p>
        </text:list-item>
        <text:list-item>
          <text:p text:style-name="P33">Our projects help you to learn all critical skills</text:p>
        </text:list-item>
        <text:list-item>
          <text:p text:style-name="P33">Get experience on working live projects Committed to Excellence and outstanding Training.</text:p>
          <text:p text:style-name="P33"/>
        </text:list-item>
      </text:list>
      <text:h text:style-name="P17" text:outline-level="3">Highlight Point</text:h>
      <text:p text:style-name="P8"/>
      <text:list xml:id="list7145582763727994477" text:style-name="L3">
        <text:list-item>
          <text:p text:style-name="P24">Become an Experienced Professional and secure your job in next interview.</text:p>
        </text:list-item>
        <text:list-item>
          <text:p text:style-name="P34">100% placement assistance.</text:p>
        </text:list-item>
        <text:list-item>
          <text:p text:style-name="P34">Guidance with highly professional Engineers.</text:p>
        </text:list-item>
        <text:list-item>
          <text:p text:style-name="P34">Learn working environment and company discipline</text:p>
        </text:list-item>
        <text:list-item>
          <text:p text:style-name="P34">Learn team work best practices.</text:p>
        </text:list-item>
        <text:list-item>
          <text:p text:style-name="P34">Work on realtime / live projects</text:p>
        </text:list-item>
        <text:list-item>
          <text:p text:style-name="P34">Exposure to Real time environment</text:p>
        </text:list-item>
        <text:list-item>
          <text:p text:style-name="P34">Learn best and proven practices</text:p>
        </text:list-item>
        <text:list-item>
          <text:p text:style-name="P34">Become a certified professional.</text:p>
        </text:list-item>
        <text:list-item>
          <text:p text:style-name="P34">Improve leadership qualities.</text:p>
        </text:list-item>
        <text:list-item>
          <text:p text:style-name="P34">Learn different approaches and tactics to develop projects.</text:p>
        </text:list-item>
        <text:list-item>
          <text:p text:style-name="P34">Increase your confidence level.</text:p>
        </text:list-item>
        <text:list-item>
          <text:p text:style-name="P36">Improve your communication skills</text:p>
        </text:list-item>
      </text:list>
      <text:p text:style-name="P10"/>
      <text:p text:style-name="P10"/>
      <text:p text:style-name="P10"/>
      <text:p text:style-name="P10"/>
      <text:p text:style-name="P10"/>
      <text:p text:style-name="P10"/>
      <text:p text:style-name="P10"/>
      <text:p text:style-name="P10"/>
      <text:p text:style-name="P10"/>
      <text:p text:style-name="P10"/>
      <text:p text:style-name="P20"/>
      <text:p text:style-name="P20"/>
      <text:p text:style-name="P20"><text:soft-page-break/></text:p>
      <text:p text:style-name="P20"/>
      <text:h text:style-name="P18" text:outline-level="1"><text:bookmark text:name="page-title"/>Internship Program</text:h>
      <text:p text:style-name="P30"/>
      <text:p text:style-name="P10"><text:span text:style-name="T2">Myneni's It Solution's has tied-up with various IT/ITES Companies to provide </text:span><text:span text:style-name="Strong_20_Emphasis"><text:span text:style-name="T3">In-Depth Training</text:span></text:span><text:span text:style-name="Strong_20_Emphasis"><text:span text:style-name="T4"> </text:span></text:span><text:span text:style-name="T2">and </text:span><text:span text:style-name="Strong_20_Emphasis"><text:span text:style-name="T4">Live Projects </text:span></text:span><text:span text:style-name="T2">for students in the final year as a part of their curriculum.</text:span></text:p>
      <text:p text:style-name="P26"/>
      <text:p text:style-name="P3">The program starts off with an intensive training program that is customized based on the live project, covering the following topics:</text:p>
      <text:list xml:id="list4830730652847647622" text:style-name="L4">
        <text:list-item>
          <text:p text:style-name="P25">Programming Language</text:p>
        </text:list-item>
        <text:list-item>
          <text:p text:style-name="P35">Platform</text:p>
        </text:list-item>
        <text:list-item>
          <text:p text:style-name="P35">Project Management</text:p>
        </text:list-item>
        <text:list-item>
          <text:p text:style-name="P35">Team Work</text:p>
        </text:list-item>
        <text:list-item>
          <text:p text:style-name="P35">Communication</text:p>
          <text:p text:style-name="P35"/>
        </text:list-item>
      </text:list>
      <text:p text:style-name="P4">The duration of the entire project including training program is for a period of 1-3 months according to convenience.</text:p>
      <text:p text:style-name="P4">A certificate of training and project completion will be given by Myneni's It Solutions on successful competition of the course criteria.</text:p>
      <text:p text:style-name="P4">The Internship program fee is very reasonable and need to be paid by each student towards the cost of Software Training and Career Guidance.</text:p>
      <text:p text:style-name="P10"/>
      <text:p text:style-name="P16">Eligible Criteria:</text:p>
      <text:p text:style-name="P13"><text:span text:style-name="T7">In second year students started learning about their branch subjects and they will be able to link between what has been taught and what is being practiced.</text:span> </text:p>
      <text:p text:style-name="P14">So anyone from any branch who are pursuing 2<text:span text:style-name="T9">nd</text:span> year – present, are eligible for the training and intern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re Baskerville" svg:font-family="'Libre Baskerville', serif"/>
    <style:font-face style:name="Mangal1" svg:font-family="Mangal"/>
    <style:font-face style:name="OpenSymbol" svg:font-family="OpenSymbol"/>
    <style:font-face style:name="Roboto" svg:font-family="Roboto, sans-serif"/>
    <style:font-face style:name="q serif1" svg:font-family="'q serif', Georgia, Times, 'Times New Roman', 'Hiragino Kaku Gothic Pro', Meiryo, serif"/>
    <style:font-face style:name="Libre Baskerville1" svg:font-family="'Libre Baskerville', serif" style:font-family-generic="roman"/>
    <style:font-face style:name="q serif" svg:font-family="'q serif', Georgia, Times, 'Times New Roman', 'Hiragino Kaku Gothic Pro', Meiryo, serif"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8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06T15:04:57.14</meta:creation-date>
    <dc:date>2018-04-06T17:22:45.58</dc:date>
    <meta:editing-duration>PT1H28M12S</meta:editing-duration>
    <meta:editing-cycles>42</meta:editing-cycles>
    <meta:generator>OpenOffice/4.1.5$Win32 OpenOffice.org_project/415m1$Build-9789</meta:generator>
    <meta:document-statistic meta:table-count="0" meta:image-count="0" meta:object-count="0" meta:page-count="4" meta:paragraph-count="53" meta:word-count="992" meta:character-count="6420"/>
  </office:meta>
</office:document-meta>
</file>